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roductActivity-2.1" table:style-name="ta1" table:print-ranges="A1:AF2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roductActivity">
            <text:p>ProductActivity</text:p>
          </table:table-cell>
          <table:table-cell table:style-name="ce8" office:value-type="string" office:string-value="Product Activity. Details">
            <text:p>Product Activity. Details</text:p>
          </table:table-cell>
          <table:table-cell table:style-name="ce8" office:value-type="string" office:string-value=""/>
          <table:table-cell table:style-name="ce8" office:value-type="string" office:string-value="Product Activity">
            <text:p>Product Activity</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porting the movement of goods at specified retail locations for inventory tracking purposes.">
            <text:p>A document reporting the movement of goods at specified retail locations for inventory tracking purpos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roduct Activity. UBL Version Identifier. Identifier">
            <text:p>Product Activity. UBL Vers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roduct Activity. Customization Identifier. Identifier">
            <text:p>Product Activity. Customizat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roduct Activity. Profile Identifier. Identifier">
            <text:p>Product Activity. Profile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roduct Activity. Profile Execution Identifier. Identifier">
            <text:p>Product Activity. Profile Execut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roduct Activity. Identifier">
            <text:p>Product Activity.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roduct Acvtivity Number">
            <text:p>Product Acvtivity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Product Activity. Copy_ Indicator. Indicator">
            <text:p>Product Activity. Copy_ Indicator. Indicator</text:p>
          </table:table-cell>
          <table:table-cell table:style-name="ce9" office:value-type="string" office:string-value=""/>
          <table:table-cell office:value-type="string" table:style-name="ce9" office:string-value="Product Activity">
            <text:p>Product Activity</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Product Activity. UUID. Identifier">
            <text:p>Product Activity. UUID.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Product Activity. Issue Date. Date">
            <text:p>Product Activity. Issue Date. Date</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Activity Date">
            <text:p>Activity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Product Activity. Issue Time. Time">
            <text:p>Product Activity. Issue Time. Time</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Product Activity. Note. Text">
            <text:p>Product Activity. Note. Text</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Product Activity. Document_ Currency Code. Code">
            <text:p>Product Activity. Document_ Currency Code. Code</text:p>
          </table:table-cell>
          <table:table-cell table:style-name="ce9" office:value-type="string" office:string-value=""/>
          <table:table-cell office:value-type="string" table:style-name="ce9" office:string-value="Product Activity">
            <text:p>Product Activity</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ActivityPeriod">
            <text:p>ActivityPeriod</text:p>
          </table:table-cell>
          <table:table-cell table:style-name="ce10" office:value-type="string" office:string-value="Product Activity. Activity_ Period. Period">
            <text:p>Product Activity. Activity_ Period. Period</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Activity">
            <text:p>Activit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covered by this Product Activity report.">
            <text:p>The period covered by this Product Activity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Product Activity. Document Reference">
            <text:p>Product Activity. Document Referenc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Product Activity. Signature">
            <text:p>Product Activity. Signatur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Product Activity. Sender_ Party. Party">
            <text:p>Product Activity. Sender_ Party. Party</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nder of the Product Activity.">
            <text:p>The sender of the Product Activ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Product Activity. Receiver_ Party. Party">
            <text:p>Product Activity. Receiver_ Party. Party</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ceiver of the Product Activity.">
            <text:p>The receiver of the Product Activ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upplyChainActivityDataLine">
            <text:p>SupplyChainActivityDataLine</text:p>
          </table:table-cell>
          <table:table-cell table:style-name="ce10" office:value-type="string" office:string-value="Product Activity. Supply Chain_ Activity Data Line. Activity Data Line">
            <text:p>Product Activity. Supply Chain_ Activity Data Line. Activity Data Lin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Supply Chain">
            <text:p>Supply Chain</text:p>
          </table:table-cell>
          <table:table-cell table:style-name="ce10" office:value-type="string" office:string-value=""/>
          <table:table-cell table:style-name="ce10" office:value-type="string" office:string-value=""/>
          <table:table-cell table:style-name="ce10" table:formula="of:=[.M19]" office:value-type="string" office:string-value="Activity Data Line">
            <text:p>Activity Data Line</text:p>
          </table:table-cell>
          <table:table-cell table:style-name="ce10" office:value-type="string" office:string-value="Activity Data Line">
            <text:p>Activity Data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ctivity Data Line">
            <text:p>Activity Data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scribing the movement of goods to a specific location.">
            <text:p>A line describing the movement of goods to a specific lo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